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2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H30-5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3543">
            <text:p>￥3,543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3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3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3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3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8" office:value-type="currency" office:currency="JPY" office:value="287">
            <text:p>￥287</text:p>
          </table:table-cell>
          <table:table-cell table:style-name="ce13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9" office:value-type="currency" office:currency="JPY" office:value="265">
            <text:p>￥265</text:p>
          </table:table-cell>
          <table:table-cell table:style-name="ce13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3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9" office:value-type="currency" office:currency="JPY" office:value="440">
            <text:p>￥440</text:p>
          </table:table-cell>
          <table:table-cell table:style-name="ce13" office:value-type="string">
            <text:p>にぎり,魚肉ｿｰｾｰｼﾞ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659">
            <text:p>￥659</text:p>
          </table:table-cell>
          <table:table-cell table:style-name="ce13" office:value-type="string">
            <text:p>牛乳,野菜汁,ﾜｲﾝ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5-15">
            <text:p>5月15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3" table:number-rows-repeated="2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6">
          <table:table-cell table:style-name="ce3"/>
          <table:table-cell table:style-name="ce7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3"/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5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8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3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3" office:value-type="string">
            <text:p>割り箸,菓子,弁当,酎ハイ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9" office:value-type="currency" office:currency="JPY" office:value="541">
            <text:p>￥541</text:p>
          </table:table-cell>
          <table:table-cell table:style-name="ce13" office:value-type="string">
            <text:p>牛乳,洗剤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3" office:value-type="string">
            <text:p>ｼﾘｱﾙ,もみ海苔,ﾁｰｽﾞ,16茶,酎ハイ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9" office:value-type="currency" office:currency="JPY" office:value="193">
            <text:p>￥193</text:p>
          </table:table-cell>
          <table:table-cell table:style-name="ce13" office:value-type="string">
            <text:p>ﾕﾝｹﾙ顆粒,ｶﾙﾊﾟ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3" office:value-type="string">
            <text:p>ﾜｲﾝ,牛乳,16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3" office:value-type="string">
            <text:p>菓子,濡れﾃｨｼｭ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3" office:value-type="string">
            <text:p>菓子,野菜汁,ｼﾞｭｰｽ,肉ｷﾞｮｰｻ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3" office:value-type="string">
            <text:p>鉄火巻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9" office:value-type="currency" office:currency="JPY" office:value="716">
            <text:p>￥716</text:p>
          </table:table-cell>
          <table:table-cell table:style-name="ce13" office:value-type="string">
            <text:p>ﾜｲﾝ,惣菜,牛乳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date" office:date-value="2018-04-27">
            <text:p>4月27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date" office:date-value="2018-04-29">
            <text:p>4月29日</text:p>
          </table:table-cell>
          <table:table-cell table:style-name="ce9" office:value-type="currency" office:currency="JPY" office:value="961">
            <text:p>￥961</text:p>
          </table:table-cell>
          <table:table-cell table:style-name="ce13" office:value-type="string">
            <text:p>靴</text:p>
          </table:table-cell>
          <table:table-cell table:style-name="ce16"/>
          <table:table-cell table:number-columns-repeated="1020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8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8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8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2018/05/15</text:date>, <text:time>21:07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5-15T21:07:48</dc:date>
    <dc:creator>鈴木 豊樹</dc:creator>
    <meta:editing-duration>P1DT4H12M16S</meta:editing-duration>
    <meta:editing-cycles>88</meta:editing-cycles>
    <meta:generator>OpenOffice/4.1.5$Unix OpenOffice.org_project/415m1$Build-9789</meta:generator>
    <meta:document-statistic meta:table-count="5" meta:cell-count="522" meta:object-count="0"/>
  </office:meta>
</office:document-meta>
</file>